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3200c"/>
    </style:style>
    <style:style style:name="T1" style:family="text">
      <style:text-properties officeooo:rsid="0013200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nsieur,<text:line-break/>J'ai appris l'existence de la détention arbitraire et des poursuites judiciaires dont font actuellement l'objet 19 défenseurs des droits humains d'Atajurt dans votre pays, ce qui me préoccupe profondément.</text:p>
      <text:p text:style-name="P1"><text:s/>À l'instar de l'OMCT et de l'ACAT-Belgique, je tiens également à exprimer ma préoccupation particulière concernant Mme Nazigul Maksutkhan, qui est enceinte de sept mois et dont l'état physique n'est pas compatible avec des mesures privatives de liberté.<text:line-break/>Nos organisations de défense des droits humains condamnent la détention arbitraire et le harcèlement judiciaire dont sont victimes les 19 défenseurs des droits humains d'Atajurt, qui semblent avoir pour seul objectif de faire taire les critiques pacifiques à l'égard des violations des droits humains commises dans la région du Xinjiang. Ces actes constituent une violation des obligations du Kazakhstan en vertu des articles 9, 14 (7), 19 et 21 du PIDCP, qui protègent respectivement le droit à la liberté et à la sécurité de la personne, le droit à un procès équitable (en particulier la garantie de ne pas être jugé deux fois pour la même infraction), le droit à la liberté d'expression et le droit de réunion pacifique.<text:line-break/><text:line-break/>Dans les circonstances actuelles, j'appelle les autorités du Kazakhstan à :<text:line-break/>1. Garantir en toutes circonstances l'intégrité physique et le bien-être psychologique des 19 défenseurs des droits humains, y compris Mme Nazigul Maksutkhan compte tenu de son état de santé, et de tous les défenseurs des droits humains au Kazakhstan ;<text:line-break/> <text:s text:c="3"/>2. Assurer la libération immédiate et inconditionnelle de tous les défenseurs des droits humains détenus et lever toutes les mesures restrictives, y compris l'assignation à résidence, imposées aux défenseurs restants ;<text:line-break/>3. Abandonner toutes les poursuites pénales et mettre fin à toutes les formes de harcèlement, y compris au niveau judiciaire, à l'encontre des 19 défenseurs des droits humains d'Atajurt et de tous les autres défenseurs des droits humains au Kazakhstan ;<text:line-break/> <text:s text:c="3"/>4. Garantir en toutes circonstances les droits à la liberté d'expression et de réunion pacifique consacrés par les articles 19 et 21 du PIDCP, et veiller à ce que les défenseurs des droits humains puissent mener leurs activités légitimes sans crainte de représailles, y compris de la part d'États étrangers ;<text:line-break/> <text:s text:c="3"/>5. Abroger l'application abusive de l'article 174 du Code pénal et s'abstenir d'utiliser une législation trop vague pour criminaliser les activités légitimes des défenseurs des droits humains.<text:line-break/><text:line-break/>Je vous remercie par avance d' entend<text:span text:style-name="T1">re</text:span> et <text:span text:style-name="T1">de </text:span>considér<text:span text:style-name="T1">er </text:span>cet appel, <text:span text:style-name="T1">ainsi que</text:span> d'y avoir répondu avec humanité. Soyez assuré que j'a<text:span text:style-name="T1">ppelle de mes vœux une</text:span> réponse à ce sujet.</text:p>
      <text:p text:style-name="P1">Veuillez agréer, Monsieur, l'expression de mes salutations distinguées.<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B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8T19:45:45.125511500</meta:creation-date>
    <dc:date>2026-02-08T19:48:08.381797700</dc:date>
    <meta:editing-duration>PT2M23S</meta:editing-duration>
    <meta:editing-cycles>1</meta:editing-cycles>
    <meta:generator>LibreOffice/25.2.7.2$Windows_X86_64 LibreOffice_project/5cbfd1ab6520636bb5f7b99185aa69bd7456825d</meta:generator>
    <meta:document-statistic meta:table-count="0" meta:image-count="0" meta:object-count="0" meta:page-count="1" meta:paragraph-count="3" meta:word-count="427" meta:character-count="2757" meta:non-whitespace-character-count="2317"/>
  </office:meta>
</office:document-meta>
</file>